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0D6000000264076FDE6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ymbol" svg:font-family="Symbol"/>
    <style:font-face style:name="Times New Roman1" svg:font-family="'Times New Roman'"/>
    <style:font-face style:name="Wingdings" svg:font-family="Wingdings"/>
    <style:font-face style:name="Arial2" svg:font-family="Arial" style:font-family-generic="swiss"/>
    <style:font-face style:name="DejaVu Sans Condensed1" svg:font-family="'DejaVu Sans Condensed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Gill Sans MT" svg:font-family="'Gill Sans MT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Heading_20_5">
      <style:paragraph-properties fo:text-align="center" style:justify-single-word="false"/>
    </style:style>
    <style:style style:name="P2" style:family="paragraph" style:parent-style-name="Heading_20_7">
      <style:paragraph-properties fo:text-align="center" style:justify-single-word="false"/>
    </style:style>
    <style:style style:name="P3" style:family="paragraph" style:parent-style-name="Heading_20_7">
      <style:paragraph-properties fo:text-align="center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4" style:family="paragraph" style:parent-style-name="Heading_20_7" style:master-page-name="Standard">
      <style:paragraph-properties fo:text-align="center" style:justify-single-word="false" style:page-number="auto"/>
    </style:style>
    <style:style style:name="P5" style:family="paragraph" style:parent-style-name="Heading_20_9">
      <style:paragraph-properties fo:text-align="justify" style:justify-single-word="false"/>
      <style:text-properties style:font-size-complex="9pt"/>
    </style:style>
    <style:style style:name="P6" style:family="paragraph" style:parent-style-name="Heading_20_9">
      <style:paragraph-properties fo:text-align="justify" style:justify-single-word="false"/>
      <style:text-properties fo:font-weight="normal" style:font-weight-asian="normal" style:font-size-complex="9pt"/>
    </style:style>
    <style:style style:name="P7" style:family="paragraph" style:parent-style-name="Heading_20_9">
      <style:paragraph-properties fo:text-align="justify" style:justify-single-word="false"/>
    </style:style>
    <style:style style:name="P8" style:family="paragraph" style:parent-style-name="Body_20_Text_20_2">
      <style:paragraph-properties fo:text-align="justify" style:justify-single-word="false"/>
    </style:style>
    <style:style style:name="P9" style:family="paragraph" style:parent-style-name="Body_20_Text_20_2">
      <style:paragraph-properties fo:text-align="justify" style:justify-single-word="false"/>
      <style:text-properties fo:font-size="9pt" fo:font-weight="normal" style:font-size-asian="9pt" style:language-asian="en" style:country-asian="US" style:font-weight-asian="normal" style:font-size-complex="9pt" style:font-weight-complex="normal"/>
    </style:style>
    <style:style style:name="P10" style:family="paragraph" style:parent-style-name="Body_20_Text_20_2">
      <style:paragraph-properties fo:text-align="justify" style:justify-single-word="false"/>
      <style:text-properties fo:font-size="9pt" style:text-underline-style="none" fo:font-weight="normal" style:font-size-asian="9pt" style:language-asian="en" style:country-asian="US" style:font-weight-asian="normal" style:font-size-complex="9pt" style:font-weight-complex="normal"/>
    </style:style>
    <style:style style:name="P11" style:family="paragraph" style:parent-style-name="Body_20_Text_20_2">
      <style:paragraph-properties fo:text-align="justify" style:justify-single-word="false"/>
      <style:text-properties style:font-name="Arial1" fo:font-size="9pt" style:font-size-asian="9pt" style:font-name-complex="Arial3" style:font-size-complex="9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Body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  <style:text-properties fo:font-size="9pt" fo:font-weight="normal" style:font-size-asian="9pt" style:language-asian="en" style:country-asian="US" style:font-weight-asian="normal" style:font-size-complex="9pt" style:font-weight-complex="normal"/>
    </style:style>
    <style:style style:name="P14" style:family="paragraph" style:parent-style-name="Standard">
      <style:text-properties style:font-name="Arial1" style:font-name-complex="Arial3"/>
    </style:style>
    <style:style style:name="P15" style:family="paragraph" style:parent-style-name="Standard">
      <style:paragraph-properties fo:text-align="center" style:justify-single-word="false"/>
      <style:text-properties style:font-name="Arial1" fo:font-size="9pt" style:font-size-asian="9pt" style:font-name-complex="Arial3" style:font-size-complex="9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9pt" style:font-size-asian="9pt" style:font-name-complex="Arial3" style:font-size-complex="9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9pt" style:font-size-asian="9pt" style:font-name-complex="Arial3" style:font-size-complex="9pt" style:font-weight-complex="bold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 style:list-style-name="WWNum7">
      <style:paragraph-properties fo:text-align="justify" style:justify-single-word="false"/>
    </style:style>
    <style:style style:name="P20" style:family="paragraph" style:parent-style-name="Standard" style:list-style-name="WWNum6">
      <style:paragraph-properties fo:text-align="justify" style:justify-single-word="false"/>
    </style:style>
    <style:style style:name="P21" style:family="paragraph" style:parent-style-name="Standard" style:list-style-name="WWNum7">
      <style:paragraph-properties fo:text-align="justify" style:justify-single-word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9pt" fo:letter-spacing="normal" fo:font-style="normal" fo:font-weight="normal" style:font-size-asian="9pt" style:font-name-complex="Arial3" style:font-size-complex="9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3" style:font-size-complex="9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9pt" fo:font-weight="normal" style:font-size-asian="9pt" style:font-weight-asian="normal" style:font-size-complex="9pt"/>
    </style:style>
    <style:style style:name="P2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</style:tab-stops>
      </style:paragraph-properties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7" style:family="paragraph" style:parent-style-name="Standard" style:list-style-name="WWNum7">
      <style:paragraph-properties fo:margin-left="0cm" fo:margin-right="0cm" fo:margin-top="0cm" fo:margin-bottom="0cm" fo:text-align="center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top="0cm" fo:margin-bottom="0cm" fo:text-align="justify" style:justify-single-word="false">
        <style:tab-stops/>
      </style:paragraph-properties>
    </style:style>
    <style:style style:name="P29" style:family="paragraph" style:parent-style-name="Standard" style:list-style-name="L1">
      <style:paragraph-properties fo:margin-top="0cm" fo:margin-bottom="0cm" fo:text-align="justify" style:justify-single-word="false">
        <style:tab-stops/>
      </style:paragraph-properties>
    </style:style>
    <style:style style:name="P30" style:family="paragraph" style:parent-style-name="Standard" style:list-style-name="L2">
      <style:paragraph-properties fo:margin-top="0cm" fo:margin-bottom="0cm" fo:text-align="justify" style:justify-single-word="false">
        <style:tab-stops/>
      </style:paragraph-properties>
    </style:style>
    <style:style style:name="P31" style:family="paragraph" style:parent-style-name="Standard" style:list-style-name="L3">
      <style:paragraph-properties fo:margin-top="0cm" fo:margin-bottom="0cm" fo:text-align="justify" style:justify-single-word="false">
        <style:tab-stops/>
      </style:paragraph-properties>
    </style:style>
    <style:style style:name="P32" style:family="paragraph" style:parent-style-name="Standard">
      <style:paragraph-properties fo:margin-top="0cm" fo:margin-bottom="0cm" fo:text-align="center" style:justify-single-word="false">
        <style:tab-stops/>
      </style:paragraph-properties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style:text-outline="false" style:font-name="Arial1" fo:font-size="16pt" style:font-size-asian="16pt" style:font-size-complex="16pt"/>
    </style:style>
    <style:style style:name="T2" style:family="text">
      <style:text-properties style:text-outline="false" style:font-name="Arial1" fo:font-size="9pt" fo:font-weight="normal" style:font-size-asian="9pt" style:font-weight-asian="normal" style:font-size-complex="9pt"/>
    </style:style>
    <style:style style:name="T3" style:family="text">
      <style:text-properties style:font-name="Arial1" fo:font-size="9pt" style:font-size-asian="9pt" style:font-name-complex="Arial3" style:font-size-complex="9pt"/>
    </style:style>
    <style:style style:name="T4" style:family="text">
      <style:text-properties style:font-name="Arial1" fo:font-size="9pt" style:text-underline-style="solid" style:text-underline-width="auto" style:text-underline-color="font-color" fo:font-weight="bold" style:font-size-asian="9pt" style:font-weight-asian="bold" style:font-name-complex="Arial3" style:font-size-complex="9pt"/>
    </style:style>
    <style:style style:name="T5" style:family="text">
      <style:text-properties style:font-name="Arial1" fo:font-size="9pt" style:text-underline-style="solid" style:text-underline-width="auto" style:text-underline-color="font-color" fo:font-weight="bold" style:font-size-asian="9pt" style:font-weight-asian="bold" style:font-name-complex="Arial3" style:font-size-complex="9pt" style:font-weight-complex="bold"/>
    </style:style>
    <style:style style:name="T6" style:family="text">
      <style:text-properties style:font-name="Arial1" fo:font-size="9pt" fo:font-weight="normal" style:font-size-asian="9pt" style:font-weight-asian="normal" style:font-name-complex="Arial3" style:font-size-complex="9pt"/>
    </style:style>
    <style:style style:name="T7" style:family="text">
      <style:text-properties style:font-name="Arial1" fo:font-size="9pt" fo:font-weight="bold" style:font-size-asian="9pt" style:font-weight-asian="bold" style:font-name-complex="Arial3" style:font-size-complex="9pt"/>
    </style:style>
    <style:style style:name="T8" style:family="text">
      <style:text-properties fo:color="#5e50a1" style:text-outline="false" style:font-name="Arial1" fo:font-size="9pt" fo:font-weight="normal" style:font-size-asian="9pt" style:font-weight-asian="normal" style:font-size-complex="9pt"/>
    </style:style>
    <style:style style:name="T9" style:family="text">
      <style:text-properties fo:color="#5e50a1" fo:font-weight="normal" style:font-weight-asian="normal" style:font-size-complex="9pt"/>
    </style:style>
    <style:style style:name="T10" style:family="text">
      <style:text-properties fo:font-size="9pt" style:font-size-asian="9pt" style:font-size-complex="9pt" style:font-style-complex="italic"/>
    </style:style>
    <style:style style:name="T11" style:family="text">
      <style:text-properties style:font-size-complex="9pt"/>
    </style:style>
    <style:style style:name="T12" style:family="text">
      <style:text-properties fo:font-weight="normal" style:font-weight-asian="normal"/>
    </style:style>
    <style:style style:name="T13" style:family="text">
      <style:text-properties fo:font-weight="normal" style:font-weight-asian="normal" style:font-size-complex="9pt"/>
    </style:style>
    <style:style style:name="T14" style:family="text">
      <style:text-properties style:text-underline-style="solid" style:text-underline-width="auto" style:text-underline-color="font-color" style:font-size-complex="9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70c0" style:font-name="Arial1" fo:font-size="9pt" style:font-size-asian="9pt" style:language-asian="en" style:country-asian="US" style:font-name-complex="Arial3" style:font-size-complex="9pt"/>
    </style:style>
    <style:style style:name="T17" style:family="text">
      <style:text-properties fo:color="#0070c0" fo:font-size="9pt" style:font-size-asian="9pt" style:font-size-complex="9pt"/>
    </style:style>
    <style:style style:name="T18" style:family="text">
      <style:text-properties fo:color="#00000a" style:font-name="Arial1" fo:language="en" fo:country="GB" style:font-name-asian="Times New Roman2" style:font-name-complex="Arial3" style:font-size-complex="12pt"/>
    </style:style>
    <style:style style:name="T19" style:family="text">
      <style:text-properties style:font-name="Gill Sans MT" fo:font-size="8pt" fo:font-weight="bold" style:font-size-asian="8pt" style:font-weight-asian="bold" style:font-size-complex="8pt"/>
    </style:style>
    <style:style style:name="T20" style:family="text">
      <style:text-properties style:font-name="Arial2" style:font-name-asian="Arial2" style:font-name-complex="Arial2" style:font-size-complex="9pt"/>
    </style:style>
    <style:style style:name="T21" style:family="text">
      <style:text-properties style:font-name="Arial2" fo:font-size="9pt" style:font-name-asian="Arial2" style:font-size-asian="9pt" style:font-name-complex="Arial2" style:font-size-complex="9pt"/>
    </style:style>
    <style:style style:name="T22" style:family="text">
      <style:text-properties style:font-name="Arial2" fo:font-size="9pt" style:text-underline-style="none" style:font-name-asian="Arial2" style:font-size-asian="9pt" style:font-name-complex="Arial2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3" svg:width="2.384cm" svg:height="0.419cm" svg:x="0cm" svg:y="0cm">
        <draw:image xlink:href="Pictures/10000000000000D6000000264076FDE6.png" xlink:type="simple" xlink:show="embed" xlink:actuate="onLoad">
          <text:p/>
        </draw:image>
      </draw:frame>
      <text:list xml:id="list612452829497176222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" text:outline-level="7"><text:span text:style-name="T1">Igor Gajsin</text:span></text:h>
                                </text:list-item>
                                <text:list-item>
                                  <text:h text:style-name="P2" text:outline-level="7"><text:span text:style-name="T8">igor@gajsin.name</text:span><text:span text:style-name="T2"> - +7-(916)-282-57-81</text:span></text:h>
                                </text:list-item>
                                <text:list-item>
                                  <text:h text:style-name="P3" text:outline-level="7"><text:span text:style-name="T2">Moscow, Russia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6"/>
      <text:p text:style-name="P18"><text:span text:style-name="T4">PERSONAL STATEMENT</text:span></text:p>
      <text:p text:style-name="P18"><text:span text:style-name="T4"/></text:p>
      <text:p text:style-name="P24">I've seen on my experience that DevOps methodology is better than traditional one. The DevOps tools like Puppet (or other configuration management tool) + git + jenkins work better than the traditional set of bash scripts, ssh logins and many hand works. Also a cloud could be the great source of improvement for infrastructure management. I think it is the future and I'm going to develop myself in that direction.</text:p>
      <text:list xml:id="list84338482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5" text:outline-level="9"/>
                                        </text:list-item>
                                        <text:list-item>
                                          <text:h text:style-name="P7" text:outline-level="9"><text:span text:style-name="T14">WORK EXPERIENCE</text:span></text:h>
                                        </text:list-item>
                                        <text:list-item>
                                          <text:h text:style-name="P6" text:outline-level="9"/>
                                        </text:list-item>
                                        <text:list-item>
                                          <text:h text:style-name="P7" text:outline-level="9"><text:span text:style-name="T11">Deployment Engineer </text:span><text:span text:style-name="T20">—</text:span><text:span text:style-name="T11"> May 2014 –</text:span><text:span text:style-name="T20"> Present</text:span></text:h>
                                        </text:list-item>
                                        <text:list-item>
                                          <text:h text:style-name="P7" text:outline-level="9"><text:span text:style-name="T13">Mirantis Inc. – </text:span><text:span text:style-name="T9">www.mirantis.com</text:span><text:span text:style-name="T13"> </text:span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3">Moscow, Russia</text:span></text:p>
      <text:p text:style-name="P18"><text:span text:style-name="T3"/></text:p>
      <text:p text:style-name="P18"><text:span text:style-name="T3">At first I was an ordinary deployment engineer, than I became a technical lead in 2 projects.</text:span></text:p>
      <text:p text:style-name="P18"><text:span text:style-name="T3"/></text:p>
      <text:list xml:id="list154232680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" text:outline-level="5"><text:span text:style-name="T6">Responsibilities as an engineer: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86046714720747529" text:style-name="WWNum7">
        <text:list-item>
          <text:p text:style-name="P19"><text:span text:style-name="T3">Developing of integration Fuel (OpenStack installer) with Vmware.</text:span></text:p>
        </text:list-item>
        <text:list-item>
          <text:p text:style-name="P21"><text:span text:style-name="T3">Writing puppet manifests to deploy OpenStack.</text:span></text:p>
        </text:list-item>
        <text:list-item>
          <text:p text:style-name="P21"><text:span text:style-name="T3">Writing ruby code for puppet.</text:span></text:p>
        </text:list-item>
        <text:list-item>
          <text:p text:style-name="P21"><text:span text:style-name="T3">Fixing issues in the Fuel's python code.</text:span></text:p>
        </text:list-item>
        <text:list-item>
          <text:p text:style-name="P19"><text:span text:style-name="T3">Troubleshooting of deployed OpenStack environments.</text:span></text:p>
        </text:list-item>
        <text:list-item>
          <text:p text:style-name="P19"><text:span text:style-name="T3">Reviewing commits (via gerrit) of other developers.</text:span></text:p>
        </text:list-item>
        <text:list-item>
          <text:p text:style-name="P19"><text:span text:style-name="T3">Writing documentation and making demos.</text:span></text:p>
        </text:list-item>
      </text:list>
      <text:p text:style-name="P18"><text:span text:style-name="T3"/></text:p>
      <text:list xml:id="list1552756203" text:continue-numbering="true" text:style-name="WWNum7">
        <text:list-header>
          <text:p text:style-name="P27"><text:span text:style-name="T3">Projects:</text:span></text:p>
        </text:list-header>
      </text:list>
      <text:list xml:id="list7778193270944127398" text:style-name="L1">
        <text:list-item>
          <text:p text:style-name="P29"><text:span text:style-name="T3">Fuel plugin Vmware DVS </text:span><text:span text:style-name="T21">— </text:span><text:a xlink:type="simple" xlink:href="https://github.com/openstack/fuel-plugin-vmware-dvs" text:style-name="Internet_20_link" text:visited-style-name="Visited_20_Internet_20_Link"><text:span text:style-name="T21">https://github.com/openstack/fuel-plugin-vmware-dvs</text:span></text:a></text:p>
          <text:p text:style-name="P29"><text:span text:style-name="T21">Jun 2015 – Sep 2016</text:span></text:p>
        </text:list-item>
        <text:list-item>
          <text:p text:style-name="P29"><text:span text:style-name="T21">Manila plugin for Fuel — May 2016 – Present</text:span></text:p>
          <text:p text:style-name="P29"><text:a xlink:type="simple" xlink:href="https://github.com/openstack/fuel-plugin-manila" text:style-name="Internet_20_link" text:visited-style-name="Visited_20_Internet_20_Link"><text:span text:style-name="T21">https://github.com/openstack/fuel-plugin-manila</text:span></text:a></text:p>
        </text:list-item>
      </text:list>
      <text:p text:style-name="P28"><text:span text:style-name="T21"/></text:p>
      <text:p text:style-name="P32"><text:span text:style-name="T21">Responsibilities as a tech lead:</text:span></text:p>
      <text:list xml:id="list4609860991525303895" text:style-name="L3">
        <text:list-item>
          <text:p text:style-name="P31"><text:span text:style-name="T21">Performing all the puppet and engineering tasks as described above</text:span></text:p>
        </text:list-item>
      </text:list>
      <text:list xml:id="list3440477919572108073" text:style-name="L2">
        <text:list-item>
          <text:p text:style-name="P30"><text:span text:style-name="T21">Organization of the development process in according to the Scrum methodology.</text:span></text:p>
        </text:list-item>
        <text:list-item>
          <text:p text:style-name="P30"><text:span text:style-name="T21">Leading the python developers and QA-engineers.</text:span></text:p>
        </text:list-item>
        <text:list-item>
          <text:p text:style-name="P30"><text:span text:style-name="T21">Communication with the OpenStack community. </text:span></text:p>
          <text:p text:style-name="P30"><text:span text:style-name="T21">At first the VMware DVS plugin was based on the driver developed inside Mirantis </text:span><text:a xlink:type="simple" xlink:href="https://github.com/Mirantis/vmware-dvs" text:style-name="Internet_20_link" text:visited-style-name="Visited_20_Internet_20_Link"><text:span text:style-name="T22">https://github.com/Mirantis/vmware-dvs</text:span></text:a><text:span text:style-name="T21">. Than it was merged with the driver developed by the community </text:span><text:a xlink:type="simple" xlink:href="https://github.com/openstack/networking-vsphere" text:style-name="Internet_20_link" text:visited-style-name="Visited_20_Internet_20_Link"><text:span text:style-name="T21">https://github.com/openstack/networking-vsphere</text:span></text:a><text:span text:style-name="T21">. So it required some extra work <text:s/>for synchronization our plans and visions of future development with other people.</text:span></text:p>
        </text:list-item>
        <text:list-item>
          <text:p text:style-name="P30"><text:span text:style-name="T21">Interacting with management and working with JIRA.</text:span></text:p>
          <text:p text:style-name="P30"><text:span text:style-name="T21"/></text:p>
        </text:list-item>
      </text:list>
      <text:list xml:id="list994236550" text:continue-list="list154232680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7" text:outline-level="9"><text:span text:style-name="T11">System Administrator – Sep 2012 </text:span><text:span text:style-name="T21">– May 2014</text:span></text:h>
                                        </text:list-item>
                                        <text:list-item>
                                          <text:h text:style-name="P7" text:outline-level="9"><text:span text:style-name="T13">Brillianit, ltd - </text:span><text:a xlink:type="simple" xlink:href="http://www.brillianit.ru/" text:style-name="Internet_20_link" text:visited-style-name="Visited_20_Internet_20_Link"><text:span text:style-name="T9">http://www.brillianit.ru/</text:span></text:a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3">Moscow, Russia</text:span></text:p>
      <text:p text:style-name="P17"/>
      <text:p text:style-name="P8"><text:span text:style-name="T10">Usually I was the only linux system administrator, it gave me great feeling of responsibility because if I couldn't find a solution --- nobody could. </text:span></text:p>
      <text:p text:style-name="P11"/>
      <text:list xml:id="list11893294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" text:outline-level="5"><text:span text:style-name="T6">Responsibilities: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3927171335835468577" text:style-name="WWNum6">
        <text:list-item>
          <text:p text:style-name="P20"><text:span text:style-name="T3">Support of the company's sites (typical LAMP on Debian). Move it from the VPS to the dedicated server. Add new virtual hosts, integration with company's erp system.</text:span></text:p>
        </text:list-item>
        <text:list-item>
          <text:p text:style-name="P20"><text:span text:style-name="T3">Support the web development department. Set of services for php developers were created: gitolite, redmine, testing server. Also I developed a release-system for sites based on bash-scripts ang git-hooks. Now I would do it completely differently but that primitive system works well all time.</text:span></text:p>
        </text:list-item>
        <text:list-item>
          <text:p text:style-name="P20"><text:soft-page-break/><text:span text:style-name="T3">Creation, delegation and support of the DNS zones.</text:span></text:p>
        </text:list-item>
        <text:list-item>
          <text:p text:style-name="P20"><text:span text:style-name="T3">Deployment and configuration of mail servers exim4 and postfix with dovecot and roundcube.</text:span></text:p>
        </text:list-item>
        <text:list-item>
          <text:p text:style-name="P20"><text:span text:style-name="T3">Deployment and support of different mysql servers (from 5.1 to 5.5).</text:span></text:p>
        </text:list-item>
        <text:list-item>
          <text:p text:style-name="P20"><text:span text:style-name="T3">Deployment from scratch and support of HA Asterisk cluster for internal office telephony, fixing issues with voip providers, provisioning of the sip phones, border interaction with the call-center (infra call center, after avaya call center).</text:span></text:p>
        </text:list-item>
        <text:list-item>
          <text:p text:style-name="P20"><text:span text:style-name="T3">Configuration storage system, management the NFS and SMB shares, access distinction with ACL. Also for different purposes several ftp (vsftpd and proftp), tftp and samba servers were created.</text:span></text:p>
        </text:list-item>
        <text:list-item>
          <text:p text:style-name="P20"><text:span text:style-name="T3"><text:s/>Support of the backup system based on many bash scripts.</text:span></text:p>
        </text:list-item>
        <text:list-item>
          <text:p text:style-name="P20"><text:span text:style-name="T3">Deployment and support monitoring system on Zabbix.</text:span></text:p>
        </text:list-item>
      </text:list>
      <text:p text:style-name="P17"/>
      <text:list xml:id="list364041343" text:continue-list="list1189329422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7" text:outline-level="9"><text:span text:style-name="T11">Researcher – March 2006 </text:span><text:span text:style-name="T21">– april 2012</text:span></text:h>
                                        </text:list-item>
                                        <text:list-item>
                                          <text:h text:style-name="P7" text:outline-level="9"><text:span text:style-name="T13">Kurchatov Institute - </text:span><text:span text:style-name="T9">http://eng.nrcki.ru/</text:span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Moscow, Russia</text:p>
      <text:p text:style-name="P17"/>
      <text:p text:style-name="P22">That was a pure material science job not related to IT except writing some programs in the R language and building a database for results of the experiments on Ruby on Rails and Postrges.</text:p>
      <text:p text:style-name="P23"/>
      <text:p text:style-name="P18"><text:span text:style-name="T5">EDUCATION</text:span></text:p>
      <text:p text:style-name="P18"><text:span text:style-name="T7"/></text:p>
      <text:list xml:id="list180364070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7" text:outline-level="9">Master of Science - 2000 - 2006.</text:h>
                                        </text:list-item>
                                        <text:list-item>
                                          <text:h text:style-name="P7" text:outline-level="9"><text:span text:style-name="T12">National University of Science and Technology MISiS, Moscow, Russia</text:span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25"><text:span text:style-name="T3">I've got master of science degree on department of material science and physics of durability on Institute of Physical Chemistry of Materials as a part of </text:span><text:a xlink:type="simple" xlink:href="file:///home/ugoday/job/%20http://en.misis.ru" text:style-name="Internet_20_link" text:visited-style-name="Visited_20_Internet_20_Link"><text:span text:style-name="T3">Moscow Institute of Steel and Alloys State Technological University.</text:span></text:a></text:p>
      <text:p text:style-name="P13"><text:span text:style-name="T18">I <text:s/>defended my thesis on topic "Radiation embrittlement of the weld metal core VVER-440 reactors".</text:span></text:p>
      <text:p text:style-name="P9"/>
      <text:p text:style-name="P9"><text:span text:style-name="T15">ENGLISH ABILITY</text:span>: </text:p>
      <text:p text:style-name="P9"/>
      <text:p text:style-name="P9">I've got 560 scores in the TOEIC Listening and Reading test in november 2015. I'm confident that my english level has improved for the last year.</text:p>
      <text:p text:style-name="P9"/>
      <text:p text:style-name="P18"><text:span text:style-name="T5">PERSONAL INTERESTS</text:span></text:p>
      <text:p text:style-name="P26"><text:span text:style-name="T16"/></text:p>
      <text:p text:style-name="P10">Reading, cooking, boxing, scottish country dancing, folk music and tabletop roleplay gaming. I'm trying to be a versatile person and have not only IT-related interests.</text:p>
      <text:p text:style-name="P8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ymbol" svg:font-family="Symbol"/>
    <style:font-face style:name="Times New Roman1" svg:font-family="'Times New Roman'"/>
    <style:font-face style:name="Wingdings" svg:font-family="Wingdings"/>
    <style:font-face style:name="Arial2" svg:font-family="Arial" style:font-family-generic="swiss"/>
    <style:font-face style:name="DejaVu Sans Condensed1" svg:font-family="'DejaVu Sans Condensed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Gill Sans MT" svg:font-family="'Gill Sans MT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font-name-asian="Times New Roman2" style:font-size-asian="10pt" style:language-asian="en" style:country-asian="GB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DejaVu Sans Condensed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justify" style:justify-single-word="false"/>
      <style:text-properties style:font-name="Arial1" fo:font-size="8pt" style:font-size-asian="8pt" style:font-name-complex="Arial3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style:font-name="Arial1" fo:font-weight="bold" style:font-weight-asian="bold" style:font-name-complex="Arial3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justify" style:justify-single-word="false" fo:keep-with-next="always"/>
      <style:text-properties fo:color="#999999" style:font-name="Arial1" fo:font-size="6pt" fo:font-weight="bold" style:font-size-asian="6pt" style:font-weight-asian="bold" style:font-name-complex="Arial3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justify" style:justify-single-word="false" fo:keep-with-next="always"/>
      <style:text-properties style:font-name="Arial1" fo:font-size="6pt" fo:font-weight="bold" style:font-size-asian="6pt" style:font-weight-asian="bold" style:font-name-complex="Arial3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text-align="justify" style:justify-single-word="false" fo:keep-with-next="always"/>
      <style:text-properties style:font-name="Arial1" fo:font-size="8pt" fo:font-weight="bold" style:font-size-asian="8pt" style:font-weight-asian="bold" style:font-name-complex="Arial3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  <style:text-properties style:font-name="Arial Narrow" fo:font-size="8pt" fo:font-weight="bold" style:font-size-asian="8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keep-with-next="always"/>
      <style:text-properties fo:color="#808080" style:font-name="Arial Narrow" fo:font-size="6pt" fo:font-weight="bold" style:font-size-asian="6pt" style:font-weight-asian="bold" style:font-size-complex="9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text-align="justify" style:justify-single-word="false" fo:keep-with-next="always"/>
      <style:text-properties style:text-outline="true" style:font-name="Arial Narrow" fo:font-size="26pt" fo:font-weight="bold" style:font-size-asian="26pt" style:font-weight-asian="bold" style:font-name-complex="Arial3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text-align="justify" style:justify-single-word="false" fo:keep-with-next="always"/>
      <style:text-properties style:font-name="Arial1" fo:text-shadow="1pt 1pt" fo:font-weight="bold" style:font-weight-asian="bold" style:font-name-complex="Arial3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keep-with-next="always"/>
      <style:text-properties style:font-name="Arial1" fo:font-size="9pt" fo:font-weight="bold" style:font-size-asian="9pt" style:font-weight-asian="bold" style:font-name-complex="Arial3" style:font-weight-complex="bold"/>
    </style:style>
    <style:style style:name="Body_20_Text_20_2" style:display-name="Body Text 2" style:family="paragraph" style:parent-style-name="Standard" style:default-outline-level="" style:list-style-name="">
      <style:text-properties style:font-name="Arial1" fo:font-size="8pt" style:font-size-asian="8pt" style:language-asian="en" style:country-asian="GB" style:font-name-complex="Arial3"/>
    </style:style>
    <style:style style:name="Body_20_Text_20_3" style:display-name="Body Text 3" style:family="paragraph" style:parent-style-name="Standard" style:default-outline-level="" style:list-style-name="">
      <style:text-properties style:font-name="Arial1" fo:font-size="8pt" fo:font-style="italic" style:font-size-asian="8pt" style:font-style-asian="italic" style:font-name-complex="Arial3" style:font-size-complex="9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Body" style:family="paragraph" style:default-outline-level="" style:list-style-name="">
      <style:paragraph-properties fo:orphans="2" fo:widows="2" style:writing-mode="lr-tb"/>
      <style:text-properties fo:color="#000000" style:font-name="Helvetica" fo:font-size="12pt" fo:language="en" fo:country="US" style:font-name-asian="ヒラギノ角ゴ Pro W3" style:font-size-asian="12pt" style:language-asian="en" style:country-asian="U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ListLabel_20_1" style:display-name="ListLabel 1" style:family="text">
      <style:text-properties fo:font-size="8pt" fo:font-style="normal" fo:font-weight="normal" style:font-size-asian="8pt" style:font-style-asian="normal" style:font-weight-asian="normal"/>
    </style:style>
    <style:style style:name="ListLabel_20_2" style:display-name="ListLabel 2" style:family="text">
      <style:text-properties fo:color="#000000"/>
    </style:style>
    <style:style style:name="ListLabel_20_3" style:display-name="ListLabel 3" style:family="text">
      <style:text-properties style:font-name-complex="Courier New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Gill Sans MT" fo:font-size="8pt" fo:font-weight="bold" style:font-size-asian="8pt" style:font-weight-asian="bold" style:font-size-complex="8pt"/>
    </style:style>
    <style:page-layout style:name="Mpm1">
      <style:page-layout-properties fo:page-width="21.001cm" fo:page-height="29.7cm" style:num-format="1" style:print-orientation="portrait" fo:margin-top="1.002cm" fo:margin-bottom="0.718cm" fo:margin-left="3.17cm" fo:margin-right="3.17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822cm" fo:margin-left="0cm" fo:margin-right="0cm" fo:margin-top="1.72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C</meta:initial-creator>
    <dc:creator>1 1</dc:creator>
    <meta:editing-cycles>15</meta:editing-cycles>
    <meta:print-date>2007-09-17T21:44:00</meta:print-date>
    <meta:creation-date>2012-11-02T17:25:00</meta:creation-date>
    <dc:date>2016-11-08T19:37:22</dc:date>
    <meta:editing-duration>PT7H50M34S</meta:editing-duration>
    <meta:generator>OpenOffice/4.1.2$Unix OpenOffice.org_project/412m3$Build-9782</meta:generator>
    <meta:document-statistic meta:table-count="0" meta:image-count="0" meta:object-count="0" meta:page-count="2" meta:paragraph-count="57" meta:word-count="686" meta:character-count="4453"/>
    <meta:user-defined meta:name="AppVersion">12.0000</meta:user-defined>
    <meta:user-defined meta:name="Company">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